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5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16" style:family="graphic" style:parent-style-name="standard">
      <style:graphic-properties draw:stroke="none" svg:stroke-color="#000000" draw:fill="none" draw:fill-color="#ffffff" fo:min-height="3.5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43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782cm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1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48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482cm"/>
    </style:style>
    <style:style style:name="gr3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14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6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82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r40" style:family="presentation" style:parent-style-name="Default40-notes">
      <style:graphic-properties draw:fill-color="#ffffff" draw:auto-grow-height="true" fo:min-height="12.572cm"/>
    </style:style>
    <style:style style:name="pr41" style:family="presentation" style:parent-style-name="Default41-notes">
      <style:graphic-properties draw:fill-color="#ffffff" draw:auto-grow-height="true" fo:min-height="12.572cm"/>
    </style:style>
    <style:style style:name="pr42" style:family="presentation" style:parent-style-name="Default42-notes">
      <style:graphic-properties draw:fill-color="#ffffff" draw:auto-grow-height="true" fo:min-height="12.572cm"/>
    </style:style>
    <style:style style:name="pr43" style:family="presentation" style:parent-style-name="Default43-notes">
      <style:graphic-properties draw:fill-color="#ffffff" draw:auto-grow-height="true" fo:min-height="12.572cm"/>
    </style:style>
    <style:style style:name="pr44" style:family="presentation" style:parent-style-name="Default44-notes">
      <style:graphic-properties draw:fill-color="#ffffff" draw:auto-grow-height="true" fo:min-height="12.572cm"/>
    </style:style>
    <style:style style:name="pr45" style:family="presentation" style:parent-style-name="Default45-notes">
      <style:graphic-properties draw:fill-color="#ffffff" draw:auto-grow-height="true" fo:min-height="12.572cm"/>
    </style:style>
    <style:style style:name="pr46" style:family="presentation" style:parent-style-name="Default46-notes">
      <style:graphic-properties draw:fill-color="#ffffff" draw:auto-grow-height="true" fo:min-height="12.572cm"/>
    </style:style>
    <style:style style:name="pr47" style:family="presentation" style:parent-style-name="Default47-notes">
      <style:graphic-properties draw:fill-color="#ffffff" draw:auto-grow-height="true" fo:min-height="12.572cm"/>
    </style:style>
    <style:style style:name="pr48" style:family="presentation" style:parent-style-name="Default48-notes">
      <style:graphic-properties draw:fill-color="#ffffff" draw:auto-grow-height="true" fo:min-height="12.572cm"/>
    </style:style>
    <style:style style:name="pr49" style:family="presentation" style:parent-style-name="Default49-notes">
      <style:graphic-properties draw:fill-color="#ffffff" draw:auto-grow-height="true" fo:min-height="12.572cm"/>
    </style:style>
    <style:style style:name="pr50" style:family="presentation" style:parent-style-name="Default50-notes">
      <style:graphic-properties draw:fill-color="#ffffff" draw:auto-grow-height="true" fo:min-height="12.572cm"/>
    </style:style>
    <style:style style:name="pr51" style:family="presentation" style:parent-style-name="Default51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24pt" fo:text-shadow="none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96pt" fo:text-shadow="none" style:font-size-asian="96pt" style:font-size-complex="96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style:paragraph-properties fo:margin-left="0.635cm" fo:margin-right="0cm" fo:margin-top="0cm" fo:margin-bottom="0cm" fo:line-height="100%" fo:text-indent="-0.635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32pt" style:font-size-asian="32pt" style:font-size-complex="32pt"/>
    </style:style>
    <style:style style:name="P9" style:family="paragraph">
      <style:paragraph-properties fo:margin-left="0.635cm" fo:margin-right="0cm" fo:margin-top="0cm" fo:margin-bottom="0cm" fo:line-height="100%" fo:text-indent="-0.61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0000" style:font-name="Segoe UI" fo:font-size="32pt" fo:text-shadow="none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50%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50%" fo:text-align="center" fo:text-indent="0cm" style:text-autospace="none"/>
    </style:style>
    <style:style style:name="P14" style:family="paragraph">
      <style:paragraph-properties fo:margin-left="0.635cm" fo:margin-right="0cm" fo:margin-top="0cm" fo:margin-bottom="0cm" fo:line-height="100%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 Semibold" fo:font-size="21pt" fo:text-shadow="none" style:font-size-asian="28pt" style:font-size-complex="28pt"/>
    </style:style>
    <style:style style:name="P16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0cm" style:text-autospace="none"/>
      <style:text-properties fo:color="#ffffff" style:font-name="Arial1" fo:font-size="21pt" fo:text-shadow="1pt 1pt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style:font-size-asian="28pt" style:font-size-complex="28pt"/>
    </style:style>
    <style:style style:name="P19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ffffff" fo:font-size="21pt" fo:text-shadow="1pt 1pt" style:font-size-asian="28pt" style:font-size-complex="2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000000" fo:font-size="96pt" fo:text-shadow="none" fo:font-weight="bold" style:font-size-asian="96pt" style:font-weight-asian="bold" style:font-size-complex="96pt" style:font-weight-complex="bold"/>
    </style:style>
    <style:style style:name="P23" style:family="paragraph">
      <style:paragraph-properties fo:line-height="100%"/>
    </style:style>
    <style:style style:name="P24" style:family="paragraph">
      <loext:graphic-properties draw:fill="none" draw:fill-color="#ffffff"/>
      <style:paragraph-properties fo:line-height="100%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26" style:family="paragraph">
      <loext:graphic-properties draw:fill="none" draw:fill-color="#ffffff"/>
      <style:paragraph-properties fo:text-align="center"/>
      <style:text-properties fo:color="#000000" fo:font-size="88pt" fo:text-shadow="none" style:font-size-asian="88pt" style:font-size-complex="88pt"/>
    </style:style>
    <style:style style:name="P27" style:family="paragraph">
      <loext:graphic-properties draw:fill="none" draw:fill-color="#ffffff"/>
      <style:paragraph-properties fo:text-align="center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21pt" fo:text-shadow="none" style:font-size-asian="28pt" style:font-size-complex="28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fo:font-size="21pt" style:font-size-asian="28pt" style:font-size-complex="2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fo:font-size="21pt" style:text-underline-style="none" style:font-size-asian="28pt" style:font-size-complex="2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style:text-underline-style="none" style:font-size-asian="28pt" style:font-size-complex="28pt"/>
    </style:style>
    <style:style style:name="P33" style:family="paragraph">
      <loext:graphic-properties draw:fill="none" draw:fill-color="#ffffff"/>
      <style:paragraph-properties fo:line-height="100%"/>
      <style:text-properties fo:color="#ffffff" fo:font-size="21pt" style:text-underline-style="none" style:font-size-asian="28pt" style:font-size-complex="2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style:paragraph-properties fo:margin-left="0.635cm" fo:margin-right="0cm" fo:margin-top="0cm" fo:margin-bottom="0cm" fo:text-indent="0cm" style:text-autospace="none"/>
    </style:style>
    <style:style style:name="P36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37" style:family="paragraph">
      <style:paragraph-properties fo:margin-left="0cm" fo:margin-right="0cm" fo:margin-top="0cm" fo:margin-bottom="0cm" fo:text-indent="0cm" style:text-autospace="non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-0.635cm" style:text-autospace="non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1pt" fo:text-shadow="none" fo:font-weight="bold" style:font-size-asian="28pt" style:font-weight-asian="bold" style:font-size-complex="28pt" style:font-weight-complex="bold"/>
    </style:style>
    <style:style style:name="P42" style:family="paragraph">
      <style:paragraph-properties fo:line-height="100%" fo:text-align="center"/>
    </style:style>
    <style:style style:name="P43" style:family="paragraph">
      <style:paragraph-properties fo:line-height="100%" fo:text-align="start"/>
    </style:style>
    <style:style style:name="P44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49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Segoe UI Semibold" fo:font-size="24pt" fo:text-shadow="none" style:font-size-asian="24pt" style:font-size-complex="24pt"/>
    </style:style>
    <style:style style:name="T3" style:family="text">
      <style:text-properties fo:color="#000000" fo:font-size="96pt" fo:text-shadow="none" style:font-size-asian="96pt" style:font-size-complex="96pt"/>
    </style:style>
    <style:style style:name="T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5" style:family="text"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style:style style:name="T6" style:family="text">
      <style:text-properties fo:color="#000099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cc0000" style:font-name="Arial1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9" style:family="text">
      <style:text-properties fo:color="#000000" style:font-name="Segoe UI Semibold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0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1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0000" style:font-name="Segoe UI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3" style:family="text">
      <style:text-properties fo:color="#cc0000" style:font-name="Arial1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14" style:family="text">
      <style:text-properties fo:color="#000000" style:font-name="Segoe UI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1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6" style:family="text">
      <style:text-properties fo:color="#ffffff" style:font-name="Segoe UI1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17" style:family="text">
      <style:text-properties fo:color="#ffffff" style:font-name="Arial1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18" style:family="text">
      <style:text-properties fo:color="#ffffff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19" style:family="text">
      <style:text-properties fo:color="#ffffff" style:font-name="Segoe UI1" fo:font-size="28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20" style:family="text">
      <style:text-properties fo:color="#cc0000" style:font-name="Arial1" fo:font-size="28pt" fo:text-shadow="none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21" style:family="text">
      <style:text-properties fo:color="#cc0000" style:font-name="Arial1" fo:font-size="32pt" fo:text-shadow="none" style:text-underline-style="none" fo:font-weight="normal" style:font-name-asian="Arial2" style:font-size-asian="32pt" style:font-weight-asian="normal" style:font-name-complex="Arial2" style:font-size-complex="32pt" style:font-weight-complex="normal"/>
    </style:style>
    <style:style style:name="T22" style:family="text">
      <style:text-properties fo:color="#cc0000" style:font-name="Segoe UI" fo:font-size="32pt" fo:text-shadow="none" style:text-underline-style="none" fo:font-weight="normal" style:font-name-asian="Arial2" style:font-size-asian="32pt" style:font-weight-asian="normal" style:font-name-complex="Arial2" style:font-size-complex="32pt" style:font-weight-complex="normal"/>
    </style:style>
    <style:style style:name="T23" style:family="text">
      <style:text-properties fo:color="#ffffff" style:font-name="Arial1" fo:font-size="28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24" style:family="text">
      <style:text-properties fo:color="#ffffff" style:font-name="Segoe UI" fo:font-size="32pt" fo:text-shadow="1pt 1pt" style:text-underline-style="none" fo:font-weight="normal" style:font-name-asian="Arial2" style:font-size-asian="32pt" style:font-weight-asian="normal" style:font-name-complex="Arial2" style:font-size-complex="32pt" style:font-weight-complex="normal"/>
    </style:style>
    <style:style style:name="T25" style:family="text">
      <style:text-properties fo:color="#cc0000" style:font-name="Arial1" fo:font-size="32pt" style:font-size-asian="32pt" style:font-size-complex="32pt"/>
    </style:style>
    <style:style style:name="T26" style:family="text">
      <style:text-properties fo:color="#c5000b" style:font-name="Segoe UI" fo:font-size="32pt" style:font-size-asian="32pt" style:font-size-complex="32pt"/>
    </style:style>
    <style:style style:name="T27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28" style:family="text">
      <style:text-properties fo:color="#83caff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29" style:family="text">
      <style:text-properties fo:color="#000000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30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31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33" style:family="text">
      <style:text-properties fo:color="#000000" fo:font-size="88pt" fo:text-shadow="none" style:font-size-asian="88pt" style:font-size-complex="88pt"/>
    </style:style>
    <style:style style:name="T34" style:family="text">
      <style:text-properties fo:color="#83caff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35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size="48pt" fo:text-shadow="none" style:font-size-asian="48pt" style:font-size-complex="48pt"/>
    </style:style>
    <style:style style:name="T37" style:family="text">
      <style:text-properties fo:color="#000000" fo:font-size="48pt" fo:text-shadow="none" style:text-underline-style="solid" style:text-underline-width="auto" style:text-underline-color="font-color" style:font-size-asian="48pt" style:font-size-complex="48pt"/>
    </style:style>
    <style:style style:name="T38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39" style:family="text">
      <style:text-properties fo:color="#000000" style:font-name="Segoe UI" fo:font-size="32pt" fo:text-shadow="none" fo:font-weight="normal" style:font-name-asian="Arial2" style:font-size-asian="32pt" style:font-weight-asian="normal" style:font-name-complex="Arial2" style:font-size-complex="32pt" style:font-weight-complex="normal"/>
    </style:style>
    <style:style style:name="T40" style:family="text">
      <style:text-properties fo:color="#ffffff" style:font-name="Arial1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41" style:family="text">
      <style:text-properties fo:color="#c5000b" style:font-name="Arial1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42" style:family="text">
      <style:text-properties fo:color="#cc0000" style:font-name="Arial2" fo:font-size="28pt" fo:text-shadow="1pt 1pt" style:text-underline-style="none" fo:font-weight="normal" style:font-name-asian="Arial2" style:font-size-asian="28pt" style:font-weight-asian="normal" style:font-name-complex="Arial2" style:font-size-complex="28pt" style:font-weight-complex="normal"/>
    </style:style>
    <style:style style:name="T43" style:family="text">
      <style:text-properties fo:color="#ffffff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44" style:family="text">
      <style:text-properties fo:color="#ffffff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45" style:family="text">
      <style:text-properties fo:color="#ffffff" style:text-outline="false" style:text-line-through-style="none" style:text-line-through-type="none" style:font-name="Arial1" fo:font-size="28pt" fo:font-style="normal" fo:text-shadow="1pt 1pt" style:text-underline-style="none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cc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50" style:family="text">
      <style:text-properties fo:color="#ffd320" style:text-outline="false" style:text-line-through-style="none" style:text-line-through-type="none" style:font-name="Arial1" fo:font-size="32pt" fo:font-style="normal" fo:text-shadow="1pt 1pt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99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0000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cc0000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size="18pt"/>
    </style:style>
    <style:style style:name="T55" style:family="text"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Segoe UI" fo:font-size="31pt" fo:font-style="normal" fo:text-shadow="none" style:text-underline-style="none" fo:font-weight="bold" style:letter-kerning="true" style:font-name-asian="Segoe UI1" style:font-size-asian="31pt" style:font-style-asian="normal" style:font-weight-asian="bold" style:font-name-complex="Segoe UI1" style:font-size-complex="31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0" style:family="text">
      <style:text-properties fo:color="#ff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1" style:family="text">
      <style:text-properties fo:color="#ffffff" style:font-name="Segoe UI" fo:font-size="32pt" fo:text-shadow="1pt 1pt" fo:font-weight="normal" style:font-name-asian="Arial2" style:font-size-asian="32pt" style:font-weight-asian="normal" style:font-name-complex="Arial2" style:font-size-complex="32pt" style:font-weight-complex="normal"/>
    </style:style>
    <style:style style:name="T62" style:family="text"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63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64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5" style:family="text"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T66" style:family="text">
      <style:text-properties fo:color="#000000" style:font-name="Arial1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67" style:family="text">
      <style:text-properties fo:color="#000000" style:font-name="Segoe UI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68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69" style:family="text">
      <style:text-properties fo:color="#000000" style:font-name="Segoe UI" fo:font-size="28pt" fo:text-shadow="none" fo:font-weight="normal" style:font-size-asian="28pt" style:font-weight-asian="normal" style:font-size-complex="28pt" style:font-weight-complex="normal"/>
    </style:style>
    <style:style style:name="T70" style:family="text">
      <style:text-properties fo:color="#000000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71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color="#cc0000" style:font-name="Segoe UI Semibold" fo:font-size="32pt" fo:text-shadow="none" style:text-underline-style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73" style:family="text">
      <style:text-properties fo:color="#000000" style:font-name="Segoe UI Semibold" fo:font-size="32pt" fo:text-shadow="none" style:text-underline-style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74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75" style:family="text">
      <style:text-properties fo:color="#cc0000" style:font-name="Arial1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76" style:family="text">
      <style:text-properties fo:color="#000000" style:font-name="Segoe UI" fo:font-size="8.5pt" fo:text-shadow="none" fo:font-weight="bold" style:font-name-asian="Segoe UI1" style:font-size-asian="8.5pt" style:font-weight-asian="bold" style:font-name-complex="Segoe UI1" style:font-size-complex="8.5pt" style:font-weight-complex="bold"/>
    </style:style>
    <style:style style:name="T77" style:family="text">
      <style:text-properties fo:color="#cc0000" style:font-name="Arial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8" style:family="text">
      <style:text-properties fo:color="#cc0000" style:font-name="Arial1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79" style:family="text">
      <style:text-properties fo:color="#000000" style:font-name="Segoe UI Semibold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80" style:family="text"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81" style:family="text">
      <style:text-properties fo:color="#000000" style:font-name="Segoe UI Semibold" fo:font-size="20pt" fo:font-style="italic" fo:text-shadow="none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82" style:family="text">
      <style:text-properties fo:color="#000000" style:font-name="Segoe UI Semibold" fo:font-size="10pt" fo:text-shadow="none" fo:font-weight="bold" style:font-size-asian="10pt" style:font-weight-asian="bold" style:font-size-complex="10pt" style:font-weight-complex="bold"/>
    </style:style>
    <style:style style:name="T83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84" style:family="text">
      <style:text-properties fo:color="#000000" style:font-name="Segoe UI Semibol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2" draw:text-style-name="P3" draw:layer="layout" svg:width="23.368cm" svg:height="7.366cm" svg:x="2.54cm" svg:y="1.27cm">
          <draw:text-box>
            <text:p text:style-name="P2"><text:span text:style-name="T1">Welcome to Immanuel!</text:span></text:p>
            <text:p text:style-name="P2"><text:span text:style-name="T2">We hope you will grow during your worship with us.</text:span></text:p>
            <text:p text:style-name="P2"><text:span text:style-name="T2"/></text:p>
            <text:p text:style-name="P2"><text:span text:style-name="T2">Our service will follow the order of</text:span></text:p>
            <text:p text:style-name="P2"><text:span text:style-name="T1">MATINS</text:span></text:p>
            <text:p text:style-name="P2"><text:span text:style-name="T1">found on page 219 in the hymnal and on the scree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office:forms form:automatic-focus="false" form:apply-design-mode="false"/>
        <draw:frame draw:style-name="gr3" draw:text-style-name="P5" draw:layer="layout" svg:width="17.018cm" svg:height="4.002cm" svg:x="5.842cm" svg:y="4.762cm">
          <draw:text-box>
            <text:p text:style-name="P2"><text:span text:style-name="T3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4" draw:text-style-name="P8" draw:layer="layout" svg:width="24.638cm" svg:height="8.128cm" svg:x="1.524cm" svg:y="0.508cm">
          <draw:text-box>
            <text:p text:style-name="P6"><text:span text:style-name="T4">Opening Versicles</text:span></text:p>
            <text:p text:style-name="P7"><text:span text:style-name="T5">L: </text:span><text:span text:style-name="T6">O Lord, open my lips,</text:span></text:p>
            <text:p text:style-name="P7"><text:span text:style-name="T7">C: </text:span><text:span text:style-name="T8">♫</text:span><text:span text:style-name="T9"> </text:span><text:span text:style-name="T10">and my mouth will declare Your praise.</text:span></text:p>
            <text:p text:style-name="P7"><text:span text:style-name="T7">L: </text:span><text:span text:style-name="T11">Make haste, O God, to deliver me;</text:span></text:p>
            <text:p text:style-name="P7"><text:span text:style-name="T7">C: </text:span><text:span text:style-name="T8">♫</text:span><text:span text:style-name="T9"> </text:span><text:span text:style-name="T10">make haste to help me, O Lor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5" draw:text-style-name="P10" draw:layer="layout" svg:width="24.892cm" svg:height="6.385cm" svg:x="1.604cm" svg:y="0.981cm">
          <draw:text-box>
            <text:p text:style-name="P9"><text:span text:style-name="T7">C:</text:span><text:span text:style-name="T12"> </text:span><text:span text:style-name="T13">♫</text:span><text:span text:style-name="T9"> </text:span><text:span text:style-name="T10">Glory be to the Father and to the Son </text:span></text:p>
            <text:p text:style-name="P9"><text:span text:style-name="T10"><text:s text:c="8"/></text:span><text:span text:style-name="T10">and to the Holy Spirit; </text:span></text:p>
            <text:p text:style-name="P9"><text:span text:style-name="T10"><text:s text:c="8"/></text:span><text:span text:style-name="T10">as it was in the beginning, </text:span></text:p>
            <text:p text:style-name="P9"><text:span text:style-name="T10"><text:s text:c="8"/></text:span><text:span text:style-name="T10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6" draw:text-style-name="P10" draw:layer="layout" svg:width="24.558cm" svg:height="3.591cm" svg:x="1.604cm" svg:y="0.981cm">
          <draw:text-box>
            <text:p text:style-name="P9"><text:span text:style-name="T7">C:</text:span><text:span text:style-name="T12"> </text:span><text:span text:style-name="T13">♫</text:span><text:span text:style-name="T9"> </text:span><text:span text:style-name="T10">Praise to You O Christ,</text:span></text:p>
            <text:p text:style-name="P9"><text:span text:style-name="T10"><text:s text:c="8"/></text:span><text:span text:style-name="T10">King who comes to save u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7" draw:text-style-name="P12" draw:layer="layout" svg:width="24.638cm" svg:height="8.032cm" svg:x="1.778cm" svg:y="0.607cm">
          <draw:text-box>
            <text:p text:style-name="P6"><text:span text:style-name="T4">Antiphon</text:span></text:p>
            <text:p text:style-name="P7"><text:span text:style-name="T7">L: </text:span><text:span text:style-name="T11">Blessed be God, the Father, the Son, and the </text:span></text:p>
            <text:p text:style-name="P7"><text:span text:style-name="T11"><text:s text:c="4"/></text:span><text:span text:style-name="T11">Holy Spirit.</text:span></text:p>
            <text:p text:style-name="P7"><text:span text:style-name="T7">C: </text:span><text:span text:style-name="T8">♫</text:span><text:span text:style-name="T9"> </text:span><text:span text:style-name="T10">O come, let us worship Him.</text:span></text:p>
            <text:p text:style-name="P11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8" draw:text-style-name="P15" draw:layer="layout" svg:width="25.908cm" svg:height="6.723cm" svg:x="1.016cm" svg:y="0.713cm">
          <draw:text-box>
            <text:p text:style-name="P13"><text:span text:style-name="T4">Venite</text:span></text:p>
            <text:p text:style-name="P14"><text:span text:style-name="T7">C: </text:span><text:span text:style-name="T13">♫</text:span><text:span text:style-name="T9"> </text:span><text:span text:style-name="T10">O come, let us sing to the Lord, </text:span></text:p>
            <text:p text:style-name="P14"><text:span text:style-name="T10"><text:s text:c="4"/></text:span><text:span text:style-name="T10">let us make a joyful noise </text:span></text:p>
            <text:p text:style-name="P14"><text:span text:style-name="T10"><text:s text:c="4"/></text:span><text:span text:style-name="T10">to the rock of our salvation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9" draw:text-style-name="P16" draw:layer="layout" svg:width="25.4cm" svg:height="6.653cm" svg:x="1.469cm" svg:y="0.967cm">
          <draw:text-box>
            <text:p text:style-name="P14"><text:span text:style-name="T15"><text:s text:c="3"/></text:span><text:span text:style-name="T8">♫</text:span><text:span text:style-name="T9"> </text:span><text:span text:style-name="T10">Let us come into His presence with <text:s/></text:span></text:p>
            <text:p text:style-name="P14"><text:span text:style-name="T10"><text:s text:c="12"/></text:span><text:span text:style-name="T10">thanksgiving, </text:span></text:p>
            <text:p text:style-name="P14"><text:span text:style-name="T10"><text:s text:c="4"/></text:span><text:span text:style-name="T10">let us make a joyful noise unto Him </text:span></text:p>
            <text:p text:style-name="P14"><text:span text:style-name="T10"><text:s text:c="4"/></text:span><text:span text:style-name="T10">with songs of prai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office:forms form:automatic-focus="false" form:apply-design-mode="false"/>
        <draw:frame draw:style-name="gr10" draw:text-style-name="P18" draw:layer="layout" svg:width="25.654cm" svg:height="7.572cm" svg:x="1.198cm" svg:y="0.978cm">
          <draw:text-box>
            <text:p text:style-name="P17"><text:span text:style-name="T16"><text:s/></text:span><text:span text:style-name="T17"><text:s text:c="3"/></text:span><text:span text:style-name="T13">♫</text:span><text:span text:style-name="T18"> </text:span><text:span text:style-name="T10">For the Lord is a great God </text:span></text:p>
            <text:p text:style-name="P14"><text:span text:style-name="T10"><text:s text:c="2"/></text:span><text:span text:style-name="T10">and a great king above all gods. </text:span></text:p>
            <text:p text:style-name="P14"><text:span text:style-name="T10"><text:s text:c="2"/></text:span><text:span text:style-name="T10">The deep places of the earth are in His hand; <text:s text:c="2"/>the strength of the hills is His also.</text:span></text:p>
            <text:p text:style-name="P1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office:forms form:automatic-focus="false" form:apply-design-mode="false"/>
        <draw:frame draw:style-name="gr11" draw:text-style-name="P19" draw:layer="layout" svg:width="24.892cm" svg:height="7.088cm" svg:x="1.484cm" svg:y="0.532cm">
          <draw:text-box>
            <text:p text:style-name="P14"><text:span text:style-name="T19"><text:s/></text:span><text:span text:style-name="T20"><text:s text:c="3"/></text:span><text:span text:style-name="T21">♫</text:span><text:span text:style-name="T22"> </text:span><text:span text:style-name="T10">The sea is His, for He made it, </text:span></text:p>
            <text:p text:style-name="P14"><text:span text:style-name="T10"><text:s text:c="4"/></text:span><text:span text:style-name="T10">and His hand formed the dry land.</text:span></text:p>
            <text:p text:style-name="P14"><text:span text:style-name="T10"><text:s text:c="4"/></text:span><text:span text:style-name="T10">O come, let us worship and bow down, </text:span></text:p>
            <text:p text:style-name="P14"><text:span text:style-name="T10"><text:s text:c="4"/></text:span><text:span text:style-name="T10">let us kneel before the Lord, our make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office:forms form:automatic-focus="false" form:apply-design-mode="false"/>
        <draw:frame draw:style-name="gr12" draw:text-style-name="P19" draw:layer="layout" svg:width="24.892cm" svg:height="5.31cm" svg:x="1.27cm" svg:y="0.762cm">
          <draw:text-box>
            <text:p text:style-name="P14"><text:span text:style-name="T19"><text:s/></text:span><text:span text:style-name="T23"><text:s text:c="3"/></text:span><text:span text:style-name="T21">♫</text:span><text:span text:style-name="T24"> </text:span><text:span text:style-name="T10">For He is our God,</text:span></text:p>
            <text:p text:style-name="P14"><text:span text:style-name="T10"><text:s text:c="4"/></text:span><text:span text:style-name="T10">and we are the people of His pasture </text:span></text:p>
            <text:p text:style-name="P14"><text:span text:style-name="T10"><text:s text:c="4"/></text:span><text:span text:style-name="T10">and the sheep of His ha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office:forms form:automatic-focus="false" form:apply-design-mode="false"/>
        <draw:frame draw:style-name="gr13" draw:text-style-name="P20" draw:layer="layout" svg:width="24.13cm" svg:height="6.71cm" svg:x="1.778cm" svg:y="0.656cm">
          <draw:text-box>
            <text:p><text:span text:style-name="T19"><text:s text:c="5"/></text:span><text:span text:style-name="T25">♫</text:span><text:span text:style-name="T26"> </text:span><text:span text:style-name="T27">Glory be to the Father and to the Son</text:span></text:p>
            <text:p><text:span text:style-name="T27"><text:s text:c="5"/></text:span><text:span text:style-name="T27">and to the Holy Spirit;</text:span></text:p>
            <text:p><text:span text:style-name="T27"><text:s text:c="5"/></text:span><text:span text:style-name="T27">as it was in the beginning,</text:span></text:p>
            <text:p><text:span text:style-name="T27"><text:s text:c="5"/></text:span><text:span text:style-name="T27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office:forms form:automatic-focus="false" form:apply-design-mode="false"/>
        <draw:frame draw:style-name="gr10" draw:text-style-name="P21" draw:layer="layout" svg:width="24.638cm" svg:height="7.572cm" svg:x="1.524cm" svg:y="0.65cm">
          <draw:text-box>
            <text:p text:style-name="P6"><text:span text:style-name="T4">Antiphon</text:span></text:p>
            <text:p text:style-name="P7"><text:span text:style-name="T7">L:</text:span><text:span text:style-name="T28"> <text:s/></text:span><text:span text:style-name="T11">Blessed be God, the Father, the Son, and </text:span></text:p>
            <text:p text:style-name="P7"><text:span text:style-name="T11"><text:s text:c="5"/></text:span><text:span text:style-name="T11">the Holy Spirit.</text:span></text:p>
            <text:p text:style-name="P7"><text:span text:style-name="T7">C:</text:span><text:span text:style-name="T15"> <text:s/></text:span><text:span text:style-name="T13">♫</text:span><text:span text:style-name="T29"> </text:span><text:span text:style-name="T10">O come, let us worship Him.</text:span></text:p>
            <text:p text:style-name="P17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office:forms form:automatic-focus="false" form:apply-design-mode="false"/>
        <draw:frame draw:style-name="gr3" draw:text-style-name="P22" draw:layer="layout" svg:width="20.066cm" svg:height="4.002cm" svg:x="4.318cm" svg:y="4.752cm">
          <draw:text-box>
            <text:p text:style-name="P2"><text:span text:style-name="T3">Psal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6">
        <office:forms form:automatic-focus="false" form:apply-design-mode="false"/>
        <draw:frame draw:style-name="gr3" draw:text-style-name="P5" draw:layer="layout" svg:width="17.78cm" svg:height="4.002cm" svg:x="5.08cm" svg:y="4.381cm">
          <draw:text-box>
            <text:p text:style-name="P2"><text:span text:style-name="T3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7">
        <office:forms form:automatic-focus="false" form:apply-design-mode="false"/>
        <draw:frame draw:style-name="gr14" draw:text-style-name="P5" draw:layer="layout" svg:width="23.349cm" svg:height="7.753cm" svg:x="2.032cm" svg:y="2.153cm">
          <draw:text-box>
            <text:p text:style-name="P2"><text:span text:style-name="T3">Old</text:span></text:p>
            <text:p text:style-name="P2"><text:span text:style-name="T3">Testa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8">
        <office:forms form:automatic-focus="false" form:apply-design-mode="false"/>
        <draw:frame draw:style-name="gr15" draw:text-style-name="P24" draw:layer="layout" svg:width="22.86cm" svg:height="3.416cm" svg:x="2.286cm" svg:y="0.902cm">
          <draw:text-box>
            <text:p text:style-name="P23"><text:span text:style-name="T30">L: </text:span><text:span text:style-name="T31">O Lord, have mercy upon us.</text:span></text:p>
            <text:p text:style-name="P23"><text:span text:style-name="T30">C:</text:span><text:span text:style-name="T32"> </text:span><text:span text:style-name="T27">Thanks be to God</text:span><text:span text:style-name="T32">.</text:span></text:p>
          </draw:text-box>
        </draw:frame>
        <draw:frame draw:style-name="gr16" draw:text-style-name="P25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9">
        <office:forms form:automatic-focus="false" form:apply-design-mode="false"/>
        <draw:frame draw:style-name="gr17" draw:text-style-name="P26" draw:layer="layout" svg:width="14.986cm" svg:height="3.688cm" svg:x="5.842cm" svg:y="4.762cm">
          <draw:text-box>
            <text:p text:style-name="P2"><text:span text:style-name="T33">Epis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0">
        <office:forms form:automatic-focus="false" form:apply-design-mode="false"/>
        <draw:frame draw:style-name="gr15" draw:text-style-name="P24" draw:layer="layout" svg:width="22.86cm" svg:height="3.416cm" svg:x="2.286cm" svg:y="0.902cm">
          <draw:text-box>
            <text:p text:style-name="P23"><text:span text:style-name="T30">L:</text:span><text:span text:style-name="T34"> </text:span><text:span text:style-name="T31">O Lord, have mercy upon us.</text:span></text:p>
            <text:p text:style-name="P23"><text:span text:style-name="T30">C: </text:span><text:span text:style-name="T27">Thanks be to God.</text:span></text:p>
          </draw:text-box>
        </draw:frame>
        <draw:frame draw:style-name="gr16" draw:text-style-name="P25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1">
        <office:forms form:automatic-focus="false" form:apply-design-mode="false"/>
        <draw:frame draw:style-name="gr14" draw:text-style-name="P5" draw:layer="layout" svg:width="24.384cm" svg:height="7.753cm" svg:x="1.778cm" svg:y="2.54cm">
          <draw:text-box>
            <text:p text:style-name="P2"><text:span text:style-name="T3">HOLY</text:span></text:p>
            <text:p text:style-name="P2"><text:span text:style-name="T3">GOSP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2">
        <office:forms form:automatic-focus="false" form:apply-design-mode="false"/>
        <draw:frame draw:style-name="gr18" draw:text-style-name="P24" draw:layer="layout" svg:width="22.86cm" svg:height="4.008cm" svg:x="2.032cm" svg:y="1.016cm">
          <draw:text-box>
            <text:p text:style-name="P23"><text:span text:style-name="T30">L: </text:span><text:span text:style-name="T31">O Lord, have mercy upon us.</text:span></text:p>
            <text:p text:style-name="P23"><text:span text:style-name="T30">C:</text:span><text:span text:style-name="T32"> </text:span><text:span text:style-name="T27">Thanks be to God.</text:span></text:p>
          </draw:text-box>
        </draw:frame>
        <draw:frame draw:style-name="gr16" draw:text-style-name="P25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3">
        <office:forms form:automatic-focus="false" form:apply-design-mode="false"/>
        <draw:frame draw:style-name="gr3" draw:text-style-name="P22" draw:layer="layout" svg:width="14.478cm" svg:height="4.002cm" svg:x="7.112cm" svg:y="4.634cm">
          <draw:text-box>
            <text:p text:style-name="P2"><text:span text:style-name="T3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4">
        <office:forms form:automatic-focus="false" form:apply-design-mode="false"/>
        <draw:frame draw:style-name="gr19" draw:text-style-name="P27" draw:layer="layout" svg:width="22.606cm" svg:height="1.344cm" svg:x="2.286cm" svg:y="3.063cm">
          <draw:text-box>
            <text:p text:style-name="P2"><text:span text:style-name="T35"><text:s text:c="2"/></text:span></text:p>
          </draw:text-box>
        </draw:frame>
        <draw:frame draw:style-name="gr3" draw:text-style-name="P5" draw:layer="layout" svg:width="20.574cm" svg:height="4.002cm" svg:x="4.064cm" svg:y="4.244cm">
          <draw:text-box>
            <text:p text:style-name="P2"><text:span text:style-name="T3">SERM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5">
        <office:forms form:automatic-focus="false" form:apply-design-mode="false"/>
        <draw:frame draw:style-name="gr20" draw:text-style-name="P22" draw:layer="layout" svg:width="14.986cm" svg:height="5.877cm" svg:x="6.35cm" svg:y="4.537cm">
          <draw:text-box>
            <text:p text:style-name="P2"><text:span text:style-name="T3">HYMN</text:span></text:p>
            <text:p text:style-name="P2"><text:span text:style-name="T36">(or</text:span><text:span text:style-name="T37"> TE DEUM</text:span><text:span text:style-name="T3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6">
        <office:forms form:automatic-focus="false" form:apply-design-mode="false"/>
        <draw:frame draw:style-name="gr21" draw:text-style-name="P28" draw:layer="layout" svg:width="25.146cm" svg:height="8.981cm" svg:x="1.524cm" svg:y="0.671cm">
          <draw:text-box>
            <text:p text:style-name="P6"><text:span text:style-name="T38">Te Deum</text:span></text:p>
            <text:p text:style-name="P7"><text:span text:style-name="T7">C:</text:span><text:span text:style-name="T12"> </text:span><text:span text:style-name="T13">♫</text:span><text:span text:style-name="T39"> </text:span><text:span text:style-name="T10">We praise You, O God; </text:span></text:p>
            <text:p text:style-name="P7"><text:span text:style-name="T10"><text:s text:c="4"/></text:span><text:span text:style-name="T10">we acknowledge You to be the Lord.</text:span></text:p>
            <text:p text:style-name="P14"><text:span text:style-name="T10"><text:s text:c="3"/></text:span><text:span text:style-name="T10">All the earth now worships You, the Father </text:span></text:p>
            <text:p text:style-name="P14"><text:span text:style-name="T10"><text:s text:c="10"/></text:span><text:span text:style-name="T10">everlasting</text:span><text:span text:style-name="T12">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7">
        <office:forms form:automatic-focus="false" form:apply-design-mode="false"/>
        <draw:frame draw:style-name="gr22" draw:text-style-name="P30" draw:layer="layout" svg:width="24.892cm" svg:height="7.766cm" svg:x="1.524cm" svg:y="0.87cm">
          <draw:text-box>
            <text:p text:style-name="P29"><text:span text:style-name="T40"><text:s text:c="3"/></text:span><text:span text:style-name="T41"><text:s/></text:span><text:span text:style-name="T42">♫</text:span><text:span text:style-name="T43"> </text:span><text:span text:style-name="T10">To You all angels cry aloud,</text:span></text:p>
            <text:p text:style-name="P29"><text:span text:style-name="T10"><text:s text:c="4"/></text:span><text:span text:style-name="T10">the heavens and all the pow'rs therein.</text:span></text:p>
            <text:p text:style-name="P14"><text:span text:style-name="T10"><text:s text:c="2"/></text:span><text:span text:style-name="T10">To You cherubim and seraphim </text:span></text:p>
            <text:p text:style-name="P14"><text:span text:style-name="T10"><text:s text:c="2"/></text:span><text:span text:style-name="T10">Continually do cry:</text:span></text:p>
            <text:p text:style-name="P14"><text:span text:style-name="T4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8">
        <office:forms form:automatic-focus="false" form:apply-design-mode="false"/>
        <draw:frame draw:style-name="gr23" draw:text-style-name="P31" draw:layer="layout" svg:width="25.908cm" svg:height="5.334cm" svg:x="1.016cm" svg:y="0.762cm">
          <draw:text-box>
            <text:p text:style-name="P29"><text:span text:style-name="T45"><text:s text:c="4"/></text:span><text:span text:style-name="T46">♫</text:span><text:span text:style-name="T47"> </text:span><text:span text:style-name="T48">Holy, holy, holy, Lord God of Sabaoth;</text:span></text:p>
            <text:p text:style-name="P17"><text:span text:style-name="T49"><text:s text:c="4"/></text:span><text:span text:style-name="T49">heaven and earth are full of the majesty </text:span></text:p>
            <text:p text:style-name="P14"><text:span text:style-name="T49"><text:s text:c="2"/></text:span><text:span text:style-name="T49">of Your glor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9">
        <office:forms form:automatic-focus="false" form:apply-design-mode="false"/>
        <draw:frame draw:style-name="gr4" draw:text-style-name="P31" draw:layer="layout" svg:width="24.384cm" svg:height="8.128cm" svg:x="1.778cm" svg:y="0.762cm">
          <draw:text-box>
            <text:p text:style-name="P17"><text:span text:style-name="T50"><text:s text:c="4"/></text:span><text:span text:style-name="T51">♫</text:span><text:span text:style-name="T50"> </text:span><text:span text:style-name="T49">The glorious company of the apostles <text:s/></text:span></text:p>
            <text:p text:style-name="P17"><text:span text:style-name="T49"><text:s text:c="8"/></text:span><text:span text:style-name="T49">praise You.</text:span></text:p>
            <text:p text:style-name="P17"><text:span text:style-name="T49"><text:s text:c="4"/></text:span><text:span text:style-name="T49">The goodly fellowship of the prophets </text:span></text:p>
            <text:p text:style-name="P17"><text:span text:style-name="T49"><text:s text:c="8"/></text:span><text:span text:style-name="T49">praise You.</text:span></text:p>
            <text:p text:style-name="P17"><text:span text:style-name="T49"><text:s text:c="4"/></text:span><text:span text:style-name="T48">The noble army of martyrs praise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30">
        <office:forms form:automatic-focus="false" form:apply-design-mode="false"/>
        <draw:frame draw:style-name="gr4" draw:text-style-name="P32" draw:layer="layout" svg:width="24.892cm" svg:height="8.128cm" svg:x="1.42cm" svg:y="0.92cm">
          <draw:text-box>
            <text:p text:style-name="P17"><text:span text:style-name="T45"><text:s text:c="3"/></text:span><text:span text:style-name="T52"><text:s/></text:span><text:span text:style-name="T46">♫</text:span><text:span text:style-name="T47"> </text:span><text:span text:style-name="T48">The holy Church throughout all the world </text:span></text:p>
            <text:p text:style-name="P14"><text:span text:style-name="T48"><text:s text:c="6"/></text:span><text:span text:style-name="T48">does acknowledge You.</text:span></text:p>
            <text:p text:style-name="P14"><text:span text:style-name="T48"><text:s text:c="2"/></text:span><text:span text:style-name="T48">The Father of an infinite majesty; </text:span></text:p>
            <text:p text:style-name="P14"><text:span text:style-name="T48"><text:s text:c="2"/></text:span><text:span text:style-name="T48">Your adorable, true, and only Son; </text:span></text:p>
            <text:p text:style-name="P14"><text:span text:style-name="T48"><text:s text:c="2"/></text:span><text:span text:style-name="T48">also the Holy Ghost, the Comfort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31">
        <office:forms form:automatic-focus="false" form:apply-design-mode="false"/>
        <draw:frame draw:style-name="gr24" draw:text-style-name="P33" draw:layer="layout" svg:width="24.638cm" svg:height="3.257cm" svg:x="1.524cm" svg:y="0.807cm">
          <draw:text-box>
            <text:p text:style-name="P23"><text:span text:style-name="T45"><text:s text:c="4"/></text:span><text:span text:style-name="T53">♫</text:span><text:span text:style-name="T47"> </text:span><text:span text:style-name="T48">You are the king of glory, O Christ;</text:span></text:p>
            <text:p text:style-name="P17"><text:span text:style-name="T48"><text:s text:c="4"/></text:span><text:span text:style-name="T48">You are the everlasting Son of the Fath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32">
        <office:forms form:automatic-focus="false" form:apply-design-mode="false"/>
        <draw:frame draw:style-name="gr25" draw:text-style-name="P33" draw:layer="layout" svg:width="25.908cm" svg:height="5.588cm" svg:x="1.016cm" svg:y="0.762cm">
          <draw:text-box>
            <text:p text:style-name="P23"><text:span text:style-name="T45"><text:s text:c="4"/></text:span><text:span text:style-name="T46">♫</text:span><text:span text:style-name="T47"> </text:span><text:span text:style-name="T48">When You took upon Yourself to deliver </text:span></text:p>
            <text:p text:style-name="P23"><text:span text:style-name="T48"><text:s text:c="8"/></text:span><text:span text:style-name="T48">man,</text:span></text:p>
            <text:p text:style-name="P14"><text:span text:style-name="T48"><text:s text:c="2"/></text:span><text:span text:style-name="T48">You humbled Yourself to be born of a virgin. </text:span></text:p>
          </draw:text-box>
        </draw:frame>
        <draw:frame draw:style-name="gr26" draw:text-style-name="P34" draw:layer="layout" svg:width="2.54cm" svg:height="0.954cm" svg:x="13.716cm" svg:y="12.192cm">
          <draw:text-box>
            <text:p><text:span text:style-name="T5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33">
        <office:forms form:automatic-focus="false" form:apply-design-mode="false"/>
        <draw:frame draw:style-name="gr27" draw:text-style-name="P33" draw:layer="layout" svg:width="25.146cm" svg:height="7.032cm" svg:x="1.421cm" svg:y="1.096cm">
          <draw:text-box>
            <text:p text:style-name="P23"><text:span text:style-name="T45"><text:s text:c="4"/></text:span><text:span text:style-name="T46">♫</text:span><text:span text:style-name="T47"> </text:span><text:span text:style-name="T48">When You had overcome the sharpness of </text:span></text:p>
            <text:p text:style-name="P23"><text:span text:style-name="T48"><text:s text:c="8"/></text:span><text:span text:style-name="T48">death,</text:span></text:p>
            <text:p text:style-name="P17"><text:span text:style-name="T48"><text:s text:c="4"/></text:span><text:span text:style-name="T48">You opened the kingdom of heaven to all </text:span></text:p>
            <text:p text:style-name="P14"><text:span text:style-name="T48"><text:s text:c="6"/></text:span><text:span text:style-name="T48">believers.</text:span></text:p>
          </draw:text-box>
        </draw:frame>
        <draw:frame draw:style-name="gr26" draw:text-style-name="P34" draw:layer="layout" svg:width="2.54cm" svg:height="0.954cm" svg:x="13.716cm" svg:y="12.192cm">
          <draw:text-box>
            <text:p><text:span text:style-name="T5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4">
        <office:forms form:automatic-focus="false" form:apply-design-mode="false"/>
        <draw:frame draw:style-name="gr28" draw:text-style-name="P33" draw:layer="layout" svg:width="24.638cm" svg:height="7.438cm" svg:x="1.572cm" svg:y="1.016cm">
          <draw:text-box>
            <text:p text:style-name="P23"><text:span text:style-name="T45"><text:s text:c="6"/></text:span><text:span text:style-name="T53">♫</text:span><text:span text:style-name="T47"> </text:span><text:span text:style-name="T48">You sit at the right hand of God</text:span></text:p>
            <text:p text:style-name="P14"><text:span text:style-name="T48"><text:s text:c="10"/></text:span><text:span text:style-name="T48">in the glory of the Father.</text:span></text:p>
            <text:p text:style-name="P14"><text:span text:style-name="T48"><text:s text:c="4"/></text:span><text:span text:style-name="T48">We believe that You will come</text:span></text:p>
            <text:p text:style-name="P14"><text:span text:style-name="T48"><text:s text:c="10"/></text:span><text:span text:style-name="T48">to be our judge.</text:span></text:p>
            <text:p text:style-name="P35"><text:span text:style-name="T55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35">
        <office:forms form:automatic-focus="false" form:apply-design-mode="false"/>
        <draw:frame draw:style-name="gr2" draw:text-style-name="P32" draw:layer="layout" svg:width="24.638cm" svg:height="7.366cm" svg:x="1.778cm" svg:y="1.016cm">
          <draw:text-box>
            <text:p text:style-name="P17"><text:span text:style-name="T45"><text:s text:c="4"/></text:span><text:span text:style-name="T46">♫</text:span><text:span text:style-name="T47"> </text:span><text:span text:style-name="T48">We therefore pray You to help Your </text:span></text:p>
            <text:p text:style-name="P17"><text:span text:style-name="T48"><text:s text:c="8"/></text:span><text:span text:style-name="T48">servants,</text:span></text:p>
            <text:p text:style-name="P17"><text:span text:style-name="T48"><text:s text:c="4"/></text:span><text:span text:style-name="T48">whom You have redeemed with Your </text:span></text:p>
            <text:p text:style-name="P17"><text:span text:style-name="T48"><text:s text:c="8"/></text:span><text:span text:style-name="T48">precious blood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36">
        <office:forms form:automatic-focus="false" form:apply-design-mode="false"/>
        <draw:frame draw:style-name="gr29" draw:text-style-name="P32" draw:layer="layout" svg:width="24.638cm" svg:height="6.858cm" svg:x="1.778cm" svg:y="1.016cm">
          <draw:text-box>
            <text:p text:style-name="P17"><text:span text:style-name="T45"><text:s text:c="4"/></text:span><text:span text:style-name="T46">♫</text:span><text:span text:style-name="T47"> </text:span><text:span text:style-name="T48">Make them to be numbered with Your <text:s text:c="2"/></text:span></text:p>
            <text:p text:style-name="P17"><text:span text:style-name="T48"><text:s text:c="8"/></text:span><text:span text:style-name="T48">saints in glory everlasting.</text:span></text:p>
            <text:p text:style-name="P17"><text:span text:style-name="T48"><text:s text:c="4"/></text:span><text:span text:style-name="T48">O Lord, save Your people and bless Your </text:span></text:p>
            <text:p text:style-name="P17"><text:span text:style-name="T48"><text:s text:c="8"/></text:span><text:span text:style-name="T48">heritage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37">
        <office:forms form:automatic-focus="false" form:apply-design-mode="false"/>
        <draw:frame draw:style-name="gr30" draw:text-style-name="P32" draw:layer="layout" svg:width="25.4cm" svg:height="5.734cm" svg:x="1.27cm" svg:y="1.124cm">
          <draw:text-box>
            <text:p text:style-name="P17"><text:span text:style-name="T45"><text:s text:c="4"/></text:span><text:span text:style-name="T46">♫</text:span><text:span text:style-name="T50"> </text:span><text:span text:style-name="T48">Govern them and lift them up forever.</text:span><text:span text:style-name="T48"><text:line-break/></text:span><text:span text:style-name="T48"> <text:s text:c="3"/>Day by day we magnify You.</text:span><text:span text:style-name="T48"><text:line-break/></text:span><text:span text:style-name="T48"> <text:s text:c="3"/>And we worship Your name </text:span><text:span text:style-name="T56">forever and ev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38">
        <office:forms form:automatic-focus="false" form:apply-design-mode="false"/>
        <draw:frame draw:style-name="gr29" draw:text-style-name="P33" draw:layer="layout" svg:width="25.09cm" svg:height="6.858cm" svg:x="1.524cm" svg:y="1.016cm">
          <draw:text-box>
            <text:p text:style-name="P23"><text:span text:style-name="T45"><text:s text:c="3"/></text:span><text:span text:style-name="T57"><text:s/></text:span><text:span text:style-name="T46">♫</text:span><text:span text:style-name="T47"> </text:span><text:span text:style-name="T48">Grant, O Lord, to keep us this day without </text:span></text:p>
            <text:p text:style-name="P23"><text:span text:style-name="T48"><text:s text:c="8"/></text:span><text:span text:style-name="T48">sin.</text:span><text:span text:style-name="T48"><text:line-break/></text:span><text:span text:style-name="T48"> <text:s text:c="3"/>O Lord, have mercy upon us, have mercy </text:span></text:p>
            <text:p text:style-name="P23"><text:span text:style-name="T48"><text:s text:c="8"/></text:span><text:span text:style-name="T48">upon us.</text:span><text:span text:style-name="T58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39">
        <office:forms form:automatic-focus="false" form:apply-design-mode="false"/>
        <draw:frame draw:style-name="gr31" draw:text-style-name="P33" draw:layer="layout" svg:width="25.09cm" svg:height="7.112cm" svg:x="1.524cm" svg:y="1.016cm">
          <draw:text-box>
            <text:p text:style-name="P23"><text:span text:style-name="T45"><text:s text:c="3"/></text:span><text:span text:style-name="T57"><text:s/></text:span><text:span text:style-name="T46">♫</text:span><text:span text:style-name="T47"> </text:span><text:span text:style-name="T48">O Lord, let Your mercy be upon us, as our </text:span></text:p>
            <text:p text:style-name="P23"><text:span text:style-name="T48"><text:s text:c="8"/></text:span><text:span text:style-name="T48">trust is in You.</text:span><text:span text:style-name="T48"><text:line-break/></text:span><text:span text:style-name="T48"> <text:s text:c="3"/>O Lord, in You have I trusted; let me never </text:span></text:p>
            <text:p text:style-name="P17"><text:span text:style-name="T48"><text:s text:c="8"/></text:span><text:span text:style-name="T48">be confound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40">
        <office:forms form:automatic-focus="false" form:apply-design-mode="false"/>
        <draw:frame draw:style-name="gr32" draw:text-style-name="P36" draw:layer="layout" svg:width="19.05cm" svg:height="2.032cm" svg:x="4.064cm" svg:y="0.762cm">
          <draw:text-box>
            <text:p text:style-name="P2"><text:span text:style-name="T59">We gather our offerin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4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41">
        <office:forms form:automatic-focus="false" form:apply-design-mode="false"/>
        <draw:frame draw:style-name="gr33" draw:text-style-name="P38" draw:layer="layout" svg:width="17.526cm" svg:height="7.29cm" svg:x="5.08cm" svg:y="0.584cm">
          <draw:text-box>
            <text:p text:style-name="P6"><text:span text:style-name="T4">Kyrie</text:span></text:p>
            <text:p text:style-name="P7"><text:span text:style-name="T7">C:</text:span><text:span text:style-name="T15"> </text:span><text:span text:style-name="T60"><text:s/></text:span><text:span text:style-name="T13">♫</text:span><text:span text:style-name="T61"> </text:span><text:span text:style-name="T10">Lord, have mercy;</text:span></text:p>
            <text:p text:style-name="P14"><text:span text:style-name="T10"><text:s text:c="3"/></text:span><text:span text:style-name="T10">Christ, have mercy;</text:span></text:p>
            <text:p text:style-name="P14"><text:span text:style-name="T10"><text:s text:c="3"/></text:span><text:span text:style-name="T10">Lord, have mercy.</text:span></text:p>
            <text:p text:style-name="P37"><text:span text:style-name="T6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4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2">
        <office:forms form:automatic-focus="false" form:apply-design-mode="false"/>
        <draw:frame draw:style-name="gr4" draw:text-style-name="P40" draw:layer="layout" svg:width="25.146cm" svg:height="8.128cm" svg:x="1.389cm" svg:y="1.063cm">
          <draw:text-box>
            <text:p text:style-name="P6"><text:span text:style-name="T4">Lord's Prayer</text:span></text:p>
            <text:p text:style-name="P39"><text:span text:style-name="T10">Our Father who art in heaven,</text:span></text:p>
            <text:p text:style-name="P6"><text:span text:style-name="T10">hallowed be Thy name,</text:span></text:p>
            <text:p text:style-name="P6"><text:span text:style-name="T10">Thy kingdom come,</text:span></text:p>
            <text:p text:style-name="P6"><text:span text:style-name="T10">Thy will be done on earth as it is in heaven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3">
        <office:forms form:automatic-focus="false" form:apply-design-mode="false"/>
        <draw:frame draw:style-name="gr34" draw:text-style-name="P41" draw:layer="layout" svg:width="25.146cm" svg:height="6.16cm" svg:x="1.524cm" svg:y="0.952cm">
          <draw:text-box>
            <text:p text:style-name="P6"><text:span text:style-name="T10">give us this day our daily bread;</text:span></text:p>
            <text:p text:style-name="P6"><text:span text:style-name="T10">and forgive us our trespasses as we forgive <text:s/></text:span></text:p>
            <text:p text:style-name="P6"><text:span text:style-name="T10">those 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4">
        <office:forms form:automatic-focus="false" form:apply-design-mode="false"/>
        <draw:frame draw:style-name="gr35" draw:text-style-name="P41" draw:layer="layout" svg:width="24.892cm" svg:height="7.214cm" svg:x="1.778cm" svg:y="1.016cm">
          <draw:text-box>
            <text:p text:style-name="P6"><text:span text:style-name="T10">and lead us not into temptation,</text:span></text:p>
            <text:p text:style-name="P6"><text:span text:style-name="T10">but deliver us from evil.</text:span></text:p>
            <text:p text:style-name="P6"><text:span text:style-name="T10">For Thine is the kingdom and the power </text:span></text:p>
            <text:p text:style-name="P6"><text:span text:style-name="T10">and the glory forever and ever. 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5">
        <office:forms form:automatic-focus="false" form:apply-design-mode="false"/>
        <draw:frame draw:style-name="gr36" draw:text-style-name="P44" draw:layer="layout" svg:width="23.876cm" svg:height="7.732cm" svg:x="2.074cm" svg:y="0.508cm">
          <draw:text-box>
            <text:p text:style-name="P42"><text:span text:style-name="T59">Collects</text:span></text:p>
            <text:p text:style-name="P43"><text:span text:style-name="T63">L: O Lord, hear</text:span><text:span text:style-name="T64"> <text:s text:c="11"/></text:span><text:span text:style-name="T65"><text:s text:c="2"/></text:span><text:span text:style-name="T63"><text:s text:c="9"/>P: The Lord be </text:span></text:p>
            <text:p text:style-name="P43"><text:span text:style-name="T63"><text:s text:c="4"/></text:span><text:span text:style-name="T63">my prayer. <text:s text:c="29"/>with you.</text:span></text:p>
            <text:p text:style-name="P43"><text:span text:style-name="T63">C: </text:span><text:span text:style-name="T66">♫</text:span><text:span text:style-name="T67"> </text:span><text:span text:style-name="T63">And let my cry <text:s text:c="14"/>C: </text:span><text:span text:style-name="T66">♫</text:span><text:span text:style-name="T67"> </text:span><text:span text:style-name="T63">And with </text:span></text:p>
            <text:p text:style-name="P43"><text:span text:style-name="T63"><text:s text:c="4"/></text:span><text:span text:style-name="T63">come to You.</text:span><text:span text:style-name="T68"> <text:s text:c="26"/></text:span><text:span text:style-name="T69"><text:s text:c="2"/>y</text:span><text:span text:style-name="T63">our spirit.</text:span></text:p>
          </draw:text-box>
        </draw:frame>
        <draw:line draw:style-name="gr37" draw:text-style-name="P45" draw:layer="layout" svg:x1="13.97cm" svg:y1="2.54cm" svg:x2="13.97cm" svg:y2="8.12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6">
        <office:forms form:automatic-focus="false" form:apply-design-mode="false"/>
        <draw:frame draw:style-name="gr38" draw:text-style-name="P46" draw:layer="layout" svg:width="19.05cm" svg:height="3.428cm" svg:x="4.667cm" svg:y="1.17cm">
          <draw:text-box>
            <text:p text:style-name="P42"><text:span text:style-name="T59">Collect of the Da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4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7">
        <office:forms form:automatic-focus="false" form:apply-design-mode="false"/>
        <draw:frame draw:style-name="gr10" draw:text-style-name="P44" draw:layer="layout" svg:width="23.368cm" svg:height="7.572cm" svg:x="2.286cm" svg:y="0.629cm">
          <draw:text-box>
            <text:p text:style-name="P42"><text:span text:style-name="T59">Collect for Grace</text:span></text:p>
            <text:p text:style-name="P43"><text:span text:style-name="T70">L: </text:span><text:span text:style-name="T71">O Lord, our heavenly Father, almighty...</text:span></text:p>
            <text:p text:style-name="P43"><text:span text:style-name="T71"/></text:p>
            <text:p text:style-name="P43"><text:span text:style-name="T71"><text:s text:c="25"/></text:span><text:span text:style-name="T71">...one God, now and forever.</text:span></text:p>
            <text:p text:style-name="P43"><text:span text:style-name="T70">C: </text:span><text:span text:style-name="T72">♫</text:span><text:span text:style-name="T73"> </text:span><text:span text:style-name="T74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4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48">
        <office:forms form:automatic-focus="false" form:apply-design-mode="false"/>
        <draw:frame draw:style-name="gr39" draw:text-style-name="P47" draw:layer="layout" svg:width="18.542cm" svg:height="5.391cm" svg:x="5.08cm" svg:y="0.705cm">
          <draw:text-box>
            <text:p text:style-name="P6"><text:span text:style-name="T38">Benedicamus</text:span></text:p>
            <text:p text:style-name="P7"><text:span text:style-name="T7">L: </text:span><text:span text:style-name="T11">Let us bless the Lord.</text:span></text:p>
            <text:p text:style-name="P7"><text:span text:style-name="T7">C:</text:span><text:span text:style-name="T12"> </text:span><text:span text:style-name="T75">♫</text:span><text:span text:style-name="T67"> </text:span><text:span text:style-name="T10">Thanks be to God.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4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49">
        <office:forms form:automatic-focus="false" form:apply-design-mode="false"/>
        <draw:frame draw:style-name="gr40" draw:text-style-name="P48" draw:layer="layout" svg:width="25.908cm" svg:height="8.881cm" svg:x="1.016cm" svg:y="0.759cm">
          <draw:text-box>
            <text:p text:style-name="P6"><text:span text:style-name="T4">Benediction</text:span></text:p>
            <text:p text:style-name="P7"><text:span text:style-name="T7">P: </text:span><text:span text:style-name="T11">The grace of our Lord </text:span><text:span text:style-name="T77">+</text:span><text:span text:style-name="T11"> Jesus Christ and the <text:s/></text:span></text:p>
            <text:p text:style-name="P7"><text:span text:style-name="T11"><text:s text:c="5"/></text:span><text:span text:style-name="T11">love of God and the communion of the Holy </text:span></text:p>
            <text:p text:style-name="P7"><text:span text:style-name="T11"><text:s text:c="5"/></text:span><text:span text:style-name="T11">Spirit be with you all.</text:span></text:p>
            <text:p text:style-name="P7"><text:span text:style-name="T7">C: <text:s/></text:span><text:span text:style-name="T78">♫</text:span><text:span text:style-name="T79"> </text:span><text:span text:style-name="T10">Amen.</text:span></text:p>
            <text:p text:style-name="P17"><text:span text:style-name="T8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4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50">
        <office:forms form:automatic-focus="false" form:apply-design-mode="false"/>
        <draw:frame draw:style-name="gr41" draw:text-style-name="P50" draw:layer="layout" svg:width="24.892cm" svg:height="10.121cm" svg:x="1.524cm" svg:y="1.353cm">
          <draw:text-box>
            <text:p text:style-name="P49"><text:span text:style-name="T81">Acknowledgments</text:span></text:p>
            <text:p text:style-name="P2"><text:span text:style-name="T82"><text:s/></text:span></text:p>
            <text:p text:style-name="P2"><text:span text:style-name="T83">Unless otherwise indicated,</text:span></text:p>
            <text:p text:style-name="P2"><text:span text:style-name="T83">all scripture quotations are from </text:span><text:span text:style-name="T84">The Holy Bible, </text:span></text:p>
            <text:p text:style-name="P2"><text:span text:style-name="T84">English Standard Version</text:span><text:span text:style-name="T83">, copyright © 2001 by Crossway Bibles,</text:span></text:p>
            <text:p text:style-name="P2"><text:span text:style-name="T83">a division of Good News Publishers.</text:span></text:p>
            <text:p text:style-name="P2"><text:span text:style-name="T83"/></text:p>
            <text:p text:style-name="P2"><text:span text:style-name="T83">Used by permission. All rights reserved.</text:span></text:p>
            <text:p text:style-name="P2"><text:span text:style-name="T83"/></text:p>
            <text:p text:style-name="P2"><text:span text:style-name="T83">Created by Lutheran Service Builder © 2006</text:span></text:p>
            <text:p text:style-name="P2"><text:span text:style-name="T83">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5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1-10T16:45:55.125000000</dc:date>
    <meta:editing-duration>PT3H26M16S</meta:editing-duration>
    <meta:editing-cycles>37</meta:editing-cycles>
    <meta:generator>LibreOffice/6.0.7.3$Windows_X86_64 LibreOffice_project/dc89aa7a9eabfd848af146d5086077aeed2ae4a5</meta:generator>
    <meta:document-statistic meta:object-count="791"/>
  </office:meta>
</office:document-meta>
</file>